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2B2B2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00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313739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5.635625cm"/>
    </style:style>
    <style:style style:name="co4" style:family="table-column">
      <style:table-column-properties fo:break-before="auto" style:column-width="6.00604166666667cm"/>
    </style:style>
    <style:style style:name="co5" style:family="table-column">
      <style:table-column-properties fo:break-before="auto" style:column-width="5.84729166666667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10.768541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6.77333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92.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1" table:default-cell-style-name="ce3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Title (only used for ontology)</text:p>
          </table:table-cell>
          <table:table-cell office:value-type="string" table:style-name="ce2">
            <text:p>Rights (only used for ontology)</text:p>
          </table:table-cell>
          <table:table-cell office:value-type="string" table:style-name="ce2">
            <text:p>Publisher (only used for ontology)</text:p>
          </table:table-cell>
          <table:table-cell office:value-type="string" table:style-name="ce2">
            <text:p>Prefered Label</text:p>
          </table:table-cell>
          <table:table-cell office:value-type="string" table:style-name="ce2">
            <text:p>Alternative Label</text:p>
          </table:table-cell>
          <table:table-cell office:value-type="string" table:style-name="ce2">
            <text:p>Creator (comma seperated list)</text:p>
          </table:table-cell>
          <table:table-cell office:value-type="string" table:style-name="ce2">
            <text:p>Contributor (comma seperated list)</text:p>
          </table:table-cell>
          <table:table-cell office:value-type="string" table:style-name="ce2">
            <text:p>Abstract / Defini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See also (comma seperated list of URIs)</text:p>
          </table:table-cell>
          <table:table-cell office:value-type="string" table:style-name="ce2">
            <text:p>Acknowledgements</text:p>
          </table:table-cell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string" table:style-name="ce2">
            <text:p>Ontology</text:p>
          </table:table-cell>
          <table:table-cell office:value-type="string" table:style-name="ce4">
            <text:p>The climate4impact Ontology</text:p>
          </table:table-cell>
          <table:table-cell office:value-type="string" table:style-name="ce4">
            <text:p>This work is licensed under a BSD license.</text:p>
          </table:table-cell>
          <table:table-cell office:value-type="string" table:style-name="ce4">
            <text:p>STFC</text:p>
          </table:table-cell>
          <table:table-cell table:number-columns-repeated="2" table:style-name="ce5"/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4">
            <text:p>This ontology represents the concept schemes used by the Infrastructure for the European Network for Earth System Modelling (IS-ENES) project.</text:p>
          </table:table-cell>
          <table:table-cell office:value-type="string" table:style-name="ce6">
            <text:p>Climate impact themes as used by the Infrastructure for the European Network for Earth System Modelling (IS-ENES) project.</text:p>
          </table:table-cell>
          <table:table-cell office:value-type="string" table:style-name="ce4">
            <text:p>0.0.1</text:p>
          </table:table-cell>
          <table:table-cell office:value-type="string" table:style-name="ce7">
            <text:p>climate4impact.eu</text:p>
          </table:table-cell>
          <table:table-cell office:value-type="string" table:style-name="ce6">
            <text:p>Infrastructure for the European Network for Earth System Modelling (IS-ENES) project</text:p>
          </table:table-cell>
          <table:table-cell table:number-columns-repeated="26" table:style-name="ce8"/>
          <table:table-cell table:number-columns-repeated="16345"/>
        </table:table-row>
        <table:table-row table:style-name="ro2">
          <table:table-cell office:value-type="string" table:style-name="ce4">
            <text:p>ThemeConceptScheme</text:p>
          </table:table-cell>
          <table:table-cell table:number-columns-repeated="3" table:style-name="ce5"/>
          <table:table-cell office:value-type="string" table:style-name="ce9">
            <text:p>theme</text:p>
          </table:table-cell>
          <table:table-cell table:style-name="ce10"/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6">
            <text:p>A controlled vocabulary of all the impact themes used in the Infrastructure for the European Network for Earth System Modelling (IS-ENES): Exploring Climate model data portal. Compiled at the Science and Technology Facilities Council (STFC) for the CLIPC Climate Information Portal, November 2015.</text:p>
          </table:table-cell>
          <table:table-cell office:value-type="string" table:style-name="ce6">
            <text:p>The terms defined are different climate impact themes.<text:s/></text:p>
          </table:table-cell>
          <table:table-cell office:value-type="string" table:style-name="ce4">
            <text:p>0.0.1</text:p>
          </table:table-cell>
          <table:table-cell table:style-name="ce4"/>
          <table:table-cell table:style-name="ce5"/>
          <table:table-cell table:number-columns-repeated="26" table:style-name="ce8"/>
          <table:table-cell table:number-columns-repeated="16345"/>
        </table:table-row>
        <table:table-row table:number-rows-repeated="13" table:style-name="ro1">
          <table:table-cell table:style-name="ce3"/>
          <table:table-cell table:number-columns-repeated="38" table:style-name="ce8"/>
          <table:table-cell table:number-columns-repeated="16345"/>
        </table:table-row>
        <table:table-row table:number-rows-repeated="9" table:style-name="ro1">
          <table:table-cell/>
          <table:table-cell table:number-columns-repeated="38" table:style-name="ce8"/>
          <table:table-cell table:number-columns-repeated="16345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uth Petrie</meta:initial-creator>
    <dc:creator>Ruth Petrie</dc:creator>
    <meta:creation-date>2015-11-16T08:12:15Z</meta:creation-date>
    <dc:date>2015-12-15T14:39:16Z</dc:date>
    <meta:editing-cycles>12</meta:editing-cycles>
    <meta:editing-duration>PT1816S</meta:editing-duration>
  </office:meta>
</office:document-meta>
</file>